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2.1047in"/>
    </style:style>
    <style:style style:name="co3" style:family="table-column">
      <style:table-column-properties fo:break-before="auto" style:column-width="2.44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hoto_names_sor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8"/>
        <table:table-row table:style-name="ro1">
          <table:table-cell office:value-type="string" calcext:value-type="string">
            <text:p>Surname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Photo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ack Abbi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essie, John</text:p>
          </table:table-cell>
          <table:table-cell office:value-type="string" calcext:value-type="string">
            <text:p>FamilyAbb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im Abb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David Abb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1951 Family Abbie</text:p>
          </table:table-cell>
          <table:table-cell office:value-type="string" calcext:value-type="string">
            <text:p>FamilyAbb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ack Abbie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Christina Abbie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Andrew Abbie</text:p>
          </table:table-cell>
          <table:table-cell office:value-type="string" calcext:value-type="string">
            <text:p>SoloAndrewAbbie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rcrombie</text:p>
          </table:table-cell>
          <table:table-cell office:value-type="string" calcext:value-type="string">
            <text:p>Wendy Abercrombi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rcrombie</text:p>
          </table:table-cell>
          <table:table-cell office:value-type="string" calcext:value-type="string">
            <text:p>Sheila Abercromb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ir</text:p>
          </table:table-cell>
          <table:table-cell office:value-type="string" calcext:value-type="string">
            <text:p>Kathleen Adair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Roderick Adam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Doreen Adam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James Adam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inda Adam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yall Adam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yall Adam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Moira Adamson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Muir Adam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Roderick Adams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Peter Adam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tken</text:p>
          </table:table-cell>
          <table:table-cell office:value-type="string" calcext:value-type="string">
            <text:p>Capt. Aitke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D. Alexander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Dave Alexander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Moira Alexande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Jean Alexande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son</text:p>
          </table:table-cell>
          <table:table-cell office:value-type="string" calcext:value-type="string">
            <text:p>Mark Aliso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</text:p>
          </table:table-cell>
          <table:table-cell office:value-type="string" calcext:value-type="string">
            <text:p>Col. Alla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</text:p>
          </table:table-cell>
          <table:table-cell office:value-type="string" calcext:value-type="string">
            <text:p>Ian Alla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Rachel Allen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Rachel Allen</text:p>
          </table:table-cell>
          <table:table-cell office:value-type="string" calcext:value-type="string">
            <text:p>GroupJaniceRache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Colin Alli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Jackie Alli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ld</text:p>
          </table:table-cell>
          <table:table-cell office:value-type="string" calcext:value-type="string">
            <text:p>Morris Amold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Bill Anderso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Dr Anderso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Freddie A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Margaret Ander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Robert Ander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Barbara Armstrong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D.Armstrong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Morris Arnold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mot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Malcolm Arnot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Harry Arnott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Malcolm Arnot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rnott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rnott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Joyce Atkin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Joyce Atkin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George Atkin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Gray Atkinson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got</text:p>
          </table:table-cell>
          <table:table-cell office:value-type="string" calcext:value-type="string">
            <text:p>Lilian Baggot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n</text:p>
          </table:table-cell>
          <table:table-cell office:value-type="string" calcext:value-type="string">
            <text:p>P Bai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Jim Balfour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ay Balfou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ay Balfou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rs Balfour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ollie Balfour</text:p>
          </table:table-cell>
          <table:table-cell office:value-type="string" calcext:value-type="string">
            <text:p>School199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antyne</text:p>
          </table:table-cell>
          <table:table-cell office:value-type="string" calcext:value-type="string">
            <text:p>Anne Ballantyn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ms</text:p>
          </table:table-cell>
          <table:table-cell office:value-type="string" calcext:value-type="string">
            <text:p>Tom Bams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Bunty Barcla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Derrick Barclay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Lt. Barclay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Sheila Barclay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Derek Barcl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Sheila Barclay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Anne Barker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Anne Barker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Chrissie Barker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Zoe Barker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Zoe Bark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Stan Bark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Alexander (Sandy) Barn</text:p>
          </table:table-cell>
          <table:table-cell office:value-type="string" calcext:value-type="string">
            <text:p>GroupBurntShipDan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GroupBurntShipDance1949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James Bar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rs. Alexander Barn</text:p>
          </table:table-cell>
          <table:table-cell office:value-type="string" calcext:value-type="string">
            <text:p>GroupBarnesDingwall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SoloBarnMargare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es</text:p>
          </table:table-cell>
          <table:table-cell office:value-type="string" calcext:value-type="string">
            <text:p>Janitor Barnes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udy Basham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Sheila Basham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udy Basham 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h</text:p>
          </table:table-cell>
          <table:table-cell office:value-type="string" calcext:value-type="string">
            <text:p>Tom Beath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on</text:p>
          </table:table-cell>
          <table:table-cell office:value-type="string" calcext:value-type="string">
            <text:p>Tommy Bea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son</text:p>
          </table:table-cell>
          <table:table-cell office:value-type="string" calcext:value-type="string">
            <text:p>Margaret Beatso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son</text:p>
          </table:table-cell>
          <table:table-cell office:value-type="string" calcext:value-type="string">
            <text:p>J. Beatson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is</text:p>
          </table:table-cell>
          <table:table-cell office:value-type="string" calcext:value-type="string">
            <text:p>Doreen Beav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is</text:p>
          </table:table-cell>
          <table:table-cell office:value-type="string" calcext:value-type="string">
            <text:p>Nancy Beavi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ne B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D. Bell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George Bell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 Bell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drew Bell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im Bell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ne Bell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Percy Bell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George &amp; Augustus</text:p>
          </table:table-cell>
          <table:table-cell office:value-type="string" calcext:value-type="string">
            <text:p>FamilyBellGeor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ames &amp; Mary</text:p>
          </table:table-cell>
          <table:table-cell office:value-type="string" calcext:value-type="string">
            <text:p>FamilyBellJam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Percy Bell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Shirley Best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eridge</text:p>
          </table:table-cell>
          <table:table-cell office:value-type="string" calcext:value-type="string">
            <text:p>J. Beveridge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is</text:p>
          </table:table-cell>
          <table:table-cell office:value-type="string" calcext:value-type="string">
            <text:p>A Bevi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ington</text:p>
          </table:table-cell>
          <table:table-cell office:value-type="string" calcext:value-type="string">
            <text:p>H Billingt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sland</text:p>
          </table:table-cell>
          <table:table-cell office:value-type="string" calcext:value-type="string">
            <text:p>Audrey Bilslan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Jessma Binni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Jessma Binni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Sheila Binn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Anne Bi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im Bisset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Hendry Bisset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ureen Bisset 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ureen Bissett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rgaret Bisset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ichael Bisse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. Bisset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 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Pete Bisset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Henry Bisse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 (Snr)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Helen Blac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ine</text:p>
          </table:table-cell>
          <table:table-cell office:value-type="string" calcext:value-type="string">
            <text:p>Senator Blaine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ke</text:p>
          </table:table-cell>
          <table:table-cell office:value-type="string" calcext:value-type="string">
            <text:p>Harry Blak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sset</text:p>
          </table:table-cell>
          <table:table-cell office:value-type="string" calcext:value-type="string">
            <text:p>Mike Blisset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th</text:p>
          </table:table-cell>
          <table:table-cell office:value-type="string" calcext:value-type="string">
            <text:p>Ogilvie Boath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ie</text:p>
          </table:table-cell>
          <table:table-cell office:value-type="string" calcext:value-type="string">
            <text:p>Mrs Bogie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Jean Anne Bo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thron</text:p>
          </table:table-cell>
          <table:table-cell office:value-type="string" calcext:value-type="string">
            <text:p>Cynthia Bonthr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h</text:p>
          </table:table-cell>
          <table:table-cell office:value-type="string" calcext:value-type="string">
            <text:p>James Wallace Boo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h</text:p>
          </table:table-cell>
          <table:table-cell office:value-type="string" calcext:value-type="string">
            <text:p>Betty Booth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ie</text:p>
          </table:table-cell>
          <table:table-cell office:value-type="string" calcext:value-type="string">
            <text:p>Mabel Bowie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D. Braid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Elizabeth Braid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n Braid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onard Brai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onard Braid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n Brai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Margaret Braid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Margaret Braid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slin</text:p>
          </table:table-cell>
          <table:table-cell office:value-type="string" calcext:value-type="string">
            <text:p>Ken Bresli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st</text:p>
          </table:table-cell>
          <table:table-cell office:value-type="string" calcext:value-type="string">
            <text:p>Graham Bres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dley</text:p>
          </table:table-cell>
          <table:table-cell office:value-type="string" calcext:value-type="string">
            <text:p>Ronnie Brindley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ton</text:p>
          </table:table-cell>
          <table:table-cell office:value-type="string" calcext:value-type="string">
            <text:p>Jean Briton 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chie</text:p>
          </table:table-cell>
          <table:table-cell office:value-type="string" calcext:value-type="string">
            <text:p>Alice Broch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e Brow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Carol Brow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id Brow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Elen Brow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eorge Brow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Hunter Brow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ames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immy Brow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ohn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 Brow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ny Brow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ny Brow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inda Brow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ouise Brow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t. Brow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r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heena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Nora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eg Brow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eter Brown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heena Brown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nn Brow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andy Brow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id Brow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lan Brow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andy Brow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cout Brown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Hunter Brow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inda Brown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xton</text:p>
          </table:table-cell>
          <table:table-cell office:value-type="string" calcext:value-type="string">
            <text:p>Rochelle Broxt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ton</text:p>
          </table:table-cell>
          <table:table-cell office:value-type="string" calcext:value-type="string">
            <text:p>J. Brunton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ton</text:p>
          </table:table-cell>
          <table:table-cell office:value-type="string" calcext:value-type="string">
            <text:p>Mary Brunton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ce</text:p>
          </table:table-cell>
          <table:table-cell office:value-type="string" calcext:value-type="string">
            <text:p>Mark Bryc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Alan Bucha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Barbara Bucha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Barbara Bucha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Alan Bucha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Thelma Bucha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Thelma Buchan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Christine Buchan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William Burgess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nett</text:p>
          </table:table-cell>
          <table:table-cell office:value-type="string" calcext:value-type="string">
            <text:p>Nellie Burnett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Rae Burrell.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Tracey Burrell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Betty Burrell</text:p>
          </table:table-cell>
          <table:table-cell office:value-type="string" calcext:value-type="string">
            <text:p>FamilyBurrellsfamily193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Mary aka Molly Burrell</text:p>
          </table:table-cell>
          <table:table-cell office:value-type="string" calcext:value-type="string">
            <text:p>FamilyBurrellsfamily193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FamilyBurrellsfamily193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Heather Bell Burrell</text:p>
          </table:table-cell>
          <table:table-cell office:value-type="string" calcext:value-type="string">
            <text:p>FamilyBurrellsfamily193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Harriet Bell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Thomas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Annie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Jemima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Elizabeth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Claire Butle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Philip Butl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Phil Butler 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s</text:p>
          </table:table-cell>
          <table:table-cell office:value-type="string" calcext:value-type="string">
            <text:p>Doctor Cables</text:p>
          </table:table-cell>
          <table:table-cell office:value-type="string" calcext:value-type="string">
            <text:p>FamilyCabl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irns</text:p>
          </table:table-cell>
          <table:table-cell office:value-type="string" calcext:value-type="string">
            <text:p>Norma Cairn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irns</text:p>
          </table:table-cell>
          <table:table-cell office:value-type="string" calcext:value-type="string">
            <text:p>David Cairns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Colin Camero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Mr Camer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Colin Camero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Dorothy Campbell 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</text:p>
          </table:table-cell>
          <table:table-cell office:value-type="string" calcext:value-type="string">
            <text:p>Dave Cant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</text:p>
          </table:table-cell>
          <table:table-cell office:value-type="string" calcext:value-type="string">
            <text:p>David Cant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ill</text:p>
          </table:table-cell>
          <table:table-cell office:value-type="string" calcext:value-type="string">
            <text:p>Mrs Cargill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michael</text:p>
          </table:table-cell>
          <table:table-cell office:value-type="string" calcext:value-type="string">
            <text:p>A. Carmichael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negie</text:p>
          </table:table-cell>
          <table:table-cell office:value-type="string" calcext:value-type="string">
            <text:p>Andrew Carnegie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</text:p>
          </table:table-cell>
          <table:table-cell office:value-type="string" calcext:value-type="string">
            <text:p>Robert Car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tairs</text:p>
          </table:table-cell>
          <table:table-cell office:value-type="string" calcext:value-type="string">
            <text:p>Adam Carstairs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tairs</text:p>
          </table:table-cell>
          <table:table-cell office:value-type="string" calcext:value-type="string">
            <text:p>Adam Carstairs 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</text:p>
          </table:table-cell>
          <table:table-cell office:value-type="string" calcext:value-type="string">
            <text:p>Johnny </text:p>
          </table:table-cell>
          <table:table-cell office:value-type="string" calcext:value-type="string">
            <text:p>cashculle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cash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on</text:p>
          </table:table-cell>
          <table:table-cell office:value-type="string" calcext:value-type="string">
            <text:p>Davina Cati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on</text:p>
          </table:table-cell>
          <table:table-cell office:value-type="string" calcext:value-type="string">
            <text:p>Davina Cati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on</text:p>
          </table:table-cell>
          <table:table-cell office:value-type="string" calcext:value-type="string">
            <text:p>Neta Ca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Doddy Chalmers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ean Chalmers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 Chalmers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 Chalmer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my Chalmers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. Chalmers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ohn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Elizabeth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ames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George (Dod)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Mary Chalmers. <text:s/>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. Chalmers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Bobby Charles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Bobby Charle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Graham Charles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Helen Charle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Helen Charle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Keith Charles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awrence Charles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Graeme Charles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inda Charles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inda Charle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cy Charles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ette Charle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ette Charle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 Charle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Margaret Charles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en Charles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lfie Clar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nnie Clar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hristina Clark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lem Clar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lem Clark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Bill Clar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QueensAward196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Elsie Clark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Mr Clark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Nita Clark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Sylvia Clark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Trudy Clark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am Clark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e Clark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e Clark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Stuart Clark 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Bud Clark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Lorraine Clark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Mike Clark</text:p>
          </table:table-cell>
          <table:table-cell office:value-type="string" calcext:value-type="string">
            <text:p>GroupGilfillanClark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yton</text:p>
          </table:table-cell>
          <table:table-cell office:value-type="string" calcext:value-type="string">
            <text:p>Michael Clayt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</text:p>
          </table:table-cell>
          <table:table-cell office:value-type="string" calcext:value-type="string">
            <text:p>Tom Clemen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Daisy Clements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Daisy Clements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Margaret Clement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Margaret Clements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rk</text:p>
          </table:table-cell>
          <table:table-cell office:value-type="string" calcext:value-type="string">
            <text:p>Lorraine Clerk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Anita Clune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Anita Clunes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Gladys Clune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kburn</text:p>
          </table:table-cell>
          <table:table-cell office:value-type="string" calcext:value-type="string">
            <text:p>Jackie Cockbur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kburn</text:p>
          </table:table-cell>
          <table:table-cell office:value-type="string" calcext:value-type="string">
            <text:p>Jackie Cockbur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d</text:p>
          </table:table-cell>
          <table:table-cell office:value-type="string" calcext:value-type="string">
            <text:p>David Codd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ins</text:p>
          </table:table-cell>
          <table:table-cell office:value-type="string" calcext:value-type="string">
            <text:p>Anne Collin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</text:p>
          </table:table-cell>
          <table:table-cell office:value-type="string" calcext:value-type="string">
            <text:p>Elaine Con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olly</text:p>
          </table:table-cell>
          <table:table-cell office:value-type="string" calcext:value-type="string">
            <text:p>Andy Connolly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olly</text:p>
          </table:table-cell>
          <table:table-cell office:value-type="string" calcext:value-type="string">
            <text:p>Margaret Connoll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immy Coop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Charlie Coop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Charlie Coop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Edith Coop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Edith Coop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May Coop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Sally Cooper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Sally Cooper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Group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hnny Cooper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Douglas Coull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George Coull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Marjorie Coull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George Coull 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ter</text:p>
          </table:table-cell>
          <table:table-cell office:value-type="string" calcext:value-type="string">
            <text:p>Alistair Coult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ter</text:p>
          </table:table-cell>
          <table:table-cell office:value-type="string" calcext:value-type="string">
            <text:p>Alastair Coulte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Glen Crai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Glenn Craig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R.Craig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Kath Craig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Margaret Craig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mbie</text:p>
          </table:table-cell>
          <table:table-cell office:value-type="string" calcext:value-type="string">
            <text:p>Janice Cromb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ddy Cross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Allan Crossa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Jessie Cross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Jessie Cross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Lynda Crossa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Wille Crossa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mela Crossa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Debbie Cross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ddy Cross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mela Cross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John Crossan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 </text:p>
          </table:table-cell>
          <table:table-cell office:value-type="string" calcext:value-type="string">
            <text:p>Greta Crossan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kshank</text:p>
          </table:table-cell>
          <table:table-cell office:value-type="string" calcext:value-type="string">
            <text:p>Scout Cruikshank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kshanks</text:p>
          </table:table-cell>
          <table:table-cell office:value-type="string" calcext:value-type="string">
            <text:p>James Cruikshanks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ley</text:p>
          </table:table-cell>
          <table:table-cell office:value-type="string" calcext:value-type="string">
            <text:p>Jacqueline </text:p>
          </table:table-cell>
          <table:table-cell office:value-type="string" calcext:value-type="string">
            <text:p>cashculle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Ronnie Cummings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Bill Cumming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Ronnie Cumming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Susan Cumming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Olive Cummings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Barbara Cunningham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John Cunningham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James Cunningham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Sadie Cunningha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Willam Cunningham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Anne Curri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Jim Currie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Catherine Curr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George Curry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 Curr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erine Curr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erine Curry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hbert</text:p>
          </table:table-cell>
          <table:table-cell office:value-type="string" calcext:value-type="string">
            <text:p>John Cuthber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Margaret Dall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W. Dall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Margaret Dall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son</text:p>
          </table:table-cell>
          <table:table-cell office:value-type="string" calcext:value-type="string">
            <text:p>William David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e</text:p>
          </table:table-cell>
          <table:table-cell office:value-type="string" calcext:value-type="string">
            <text:p>Lottie Davi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Ann Dav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George Dav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John Davy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Robert Davy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Mrs Dewar.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arry Dewar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arry Dewa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Willie Dewar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Willie Dewa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id Dick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y Dic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id Dick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Alex Dick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Beth Dickson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Mrs Dickson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G.Dickson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ckson</text:p>
          </table:table-cell>
          <table:table-cell table:style-name="ce1" office:value-type="string" calcext:value-type="string">
            <text:p>Alec Dickson</text:p>
          </table:table-cell>
          <table:table-cell table:style-name="ce7"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argaret Dingwal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rs. Jenny Dingwall</text:p>
          </table:table-cell>
          <table:table-cell office:value-type="string" calcext:value-type="string">
            <text:p>GroupBarnesDingwall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argaret Dingwall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oloJohnDingwal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on</text:p>
          </table:table-cell>
          <table:table-cell office:value-type="string" calcext:value-type="string">
            <text:p>Walter Dix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on</text:p>
          </table:table-cell>
          <table:table-cell office:value-type="string" calcext:value-type="string">
            <text:p>Mrs Dix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Ann D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Karen D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Sheila Do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Angela Donalds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Capt. Donaldson.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John Donaldso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Angela Donalds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Mark Donald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Brian Donaldson 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elly</text:p>
          </table:table-cell>
          <table:table-cell office:value-type="string" calcext:value-type="string">
            <text:p>John Donnell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elly</text:p>
          </table:table-cell>
          <table:table-cell office:value-type="string" calcext:value-type="string">
            <text:p>Pat Donnelly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glas</text:p>
          </table:table-cell>
          <table:table-cell office:value-type="string" calcext:value-type="string">
            <text:p>Ann Dougla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Jim Dow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John Doyl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Kathleen Doyl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Pat Doyl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Pat Doyl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Kings Drive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Aileen Drummon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Olive Drummon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Steven Drummon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Peter Drummond 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burgh</text:p>
          </table:table-cell>
          <table:table-cell office:value-type="string" calcext:value-type="string">
            <text:p>Caroline Dryburg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Bill Drysdal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Margaret Drysdale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Wendy Drysdal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ley</text:p>
          </table:table-cell>
          <table:table-cell office:value-type="string" calcext:value-type="string">
            <text:p>Irene Dudle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ffy</text:p>
          </table:table-cell>
          <table:table-cell office:value-type="string" calcext:value-type="string">
            <text:p>Frank Duffy</text:p>
          </table:table-cell>
          <table:table-cell office:value-type="string" calcext:value-type="string">
            <text:p>GroupEasdaleWedding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ffy</text:p>
          </table:table-cell>
          <table:table-cell office:value-type="string" calcext:value-type="string">
            <text:p>Darren Duffy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</text:p>
          </table:table-cell>
          <table:table-cell office:value-type="string" calcext:value-type="string">
            <text:p>Councillor W. Du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Alistair Dunc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George Duncan</text:p>
          </table:table-cell>
          <table:table-cell office:value-type="string" calcext:value-type="string">
            <text:p>FamilyDuncan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D. Dunca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Ian Dunca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1900 Family Duncan</text:p>
          </table:table-cell>
          <table:table-cell office:value-type="string" calcext:value-type="string">
            <text:p>FamilyDuncan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Peter Duncan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H. Dunca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n</text:p>
          </table:table-cell>
          <table:table-cell office:value-type="string" calcext:value-type="string">
            <text:p>Willie Dun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</text:p>
          </table:table-cell>
          <table:table-cell office:value-type="string" calcext:value-type="string">
            <text:p>Eddie Earl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dale</text:p>
          </table:table-cell>
          <table:table-cell office:value-type="string" calcext:value-type="string">
            <text:p>Scout Easdale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edale</text:p>
          </table:table-cell>
          <table:table-cell office:value-type="string" calcext:value-type="string">
            <text:p>William Easedal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on</text:p>
          </table:table-cell>
          <table:table-cell office:value-type="string" calcext:value-type="string">
            <text:p>W. Easton</text:p>
          </table:table-cell>
          <table:table-cell office:value-type="string" calcext:value-type="string">
            <text:p>GroupAlex3S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e</text:p>
          </table:table-cell>
          <table:table-cell office:value-type="string" calcext:value-type="string">
            <text:p>Gordon Eddie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e</text:p>
          </table:table-cell>
          <table:table-cell office:value-type="string" calcext:value-type="string">
            <text:p>Netta Eddi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Alf Eddy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Mrs Edd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Mrs Eddy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ames Edmis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im Edmisto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Bert Edmisto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Ali Edmiston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ames Edmiston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. Edmis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Ali Edmiston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s</text:p>
          </table:table-cell>
          <table:table-cell office:value-type="string" calcext:value-type="string">
            <text:p>Babe Edwards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rick</text:p>
          </table:table-cell>
          <table:table-cell office:value-type="string" calcext:value-type="string">
            <text:p>Alistair Elrick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Susan Emerso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Paul Emerso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Jean Emmer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Elnor Emer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Claira Erskin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Mathew Erskine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Nancy Erskin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Clara Erskin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ie</text:p>
          </table:table-cell>
          <table:table-cell office:value-type="string" calcext:value-type="string">
            <text:p>May Espi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Jennifer Evan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Tony Evan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Louise Evan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grieve</text:p>
          </table:table-cell>
          <table:table-cell office:value-type="string" calcext:value-type="string">
            <text:p>Irvine Fairgriev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grieve</text:p>
          </table:table-cell>
          <table:table-cell office:value-type="string" calcext:value-type="string">
            <text:p>George Fairgriev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ows</text:p>
          </table:table-cell>
          <table:table-cell office:value-type="string" calcext:value-type="string">
            <text:p>Joan Fallow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ob Farm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Margaret Farmer</text:p>
          </table:table-cell>
          <table:table-cell office:value-type="string" calcext:value-type="string">
            <text:p>School189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Cameron Farquharso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Russel Farquhar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Russell Farquhar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Kenneth Farquhars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rson</text:p>
          </table:table-cell>
          <table:table-cell office:value-type="string" calcext:value-type="string">
            <text:p>Kenneth Farquhrso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guson</text:p>
          </table:table-cell>
          <table:table-cell office:value-type="string" calcext:value-type="string">
            <text:p>Irene Ferguso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M Ferri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Arthur Ferrier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Arthur Ferrier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Margaret Ferrie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Alison Fettes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Alison Fette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Isobel Fett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lay</text:p>
          </table:table-cell>
          <table:table-cell office:value-type="string" calcext:value-type="string">
            <text:p>David Findla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ames Fishe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as. Fisher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y Fish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Wille Fisher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Olive Fisher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ohn Morris</text:p>
          </table:table-cell>
          <table:table-cell office:value-type="string" calcext:value-type="string">
            <text:p>FamilyBurrellFishers188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Ship Tavern Fisher</text:p>
          </table:table-cell>
          <table:table-cell office:value-type="string" calcext:value-type="string">
            <text:p>FamilyBurrellFishersShipPu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Iain Fisher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. Fisher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Jenny Fitzpatrick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r. Fitzpatrick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r Fitzpatrick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olin Flin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hristine Flin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olin Flin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avin Flin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eorge Flin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Hugh Flinn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eorge Flin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Hugh Flin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athie Flin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avin Flin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de</text:p>
          </table:table-cell>
          <table:table-cell office:value-type="string" calcext:value-type="string">
            <text:p>Mabel Forde 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ester</text:p>
          </table:table-cell>
          <table:table-cell office:value-type="string" calcext:value-type="string">
            <text:p>Craig Forrest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yth</text:p>
          </table:table-cell>
          <table:table-cell office:value-type="string" calcext:value-type="string">
            <text:p>Mrs Forsyth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Malcolm Fox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Alan Fraser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K Fras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Shona Frase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William Fraser</text:p>
          </table:table-cell>
          <table:table-cell office:value-type="string" calcext:value-type="string">
            <text:p>BuildingLinenBank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Alan Fraser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Alison Ful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Councillor A. Ful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Geonge Ful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James Ful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James Ful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Richard Ful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Lesley Fulto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Alan Fult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Sammy Ful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oway</text:p>
          </table:table-cell>
          <table:table-cell office:value-type="string" calcext:value-type="string">
            <text:p>Jock Galloway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oway</text:p>
          </table:table-cell>
          <table:table-cell office:value-type="string" calcext:value-type="string">
            <text:p>Jock Galloway.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am</text:p>
          </table:table-cell>
          <table:table-cell office:value-type="string" calcext:value-type="string">
            <text:p>Mary Gan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Frances Gardn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Shona Gardner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Shona Gardne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and</text:p>
          </table:table-cell>
          <table:table-cell office:value-type="string" calcext:value-type="string">
            <text:p>Mabel Garland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and</text:p>
          </table:table-cell>
          <table:table-cell office:value-type="string" calcext:value-type="string">
            <text:p>Nanny Garland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Christine Garri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Christine Garrie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John Garri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1960 Family Garrie</text:p>
          </table:table-cell>
          <table:table-cell office:value-type="string" calcext:value-type="string">
            <text:p>FamilyGarr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Kenny George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Johnny Georg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</text:p>
          </table:table-cell>
          <table:table-cell office:value-type="string" calcext:value-type="string">
            <text:p>Jim Gibb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</text:p>
          </table:table-cell>
          <table:table-cell office:value-type="string" calcext:value-type="string">
            <text:p>Jean Gibb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ons</text:p>
          </table:table-cell>
          <table:table-cell office:value-type="string" calcext:value-type="string">
            <text:p>Ivor Gibbons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. Gibson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lan Gibso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Ian Gib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.Gib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William Gib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rszewski</text:p>
          </table:table-cell>
          <table:table-cell office:value-type="string" calcext:value-type="string">
            <text:p>Mrs Gierszewski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Helen Gilchrist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Harriet Gilfilla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GroupGilfillanClark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Capt. Gillespie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David Gillespie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Liz Gillesp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mour</text:p>
          </table:table-cell>
          <table:table-cell office:value-type="string" calcext:value-type="string">
            <text:p>Patricia Gilmour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mour</text:p>
          </table:table-cell>
          <table:table-cell office:value-type="string" calcext:value-type="string">
            <text:p>Pauline Gilmour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tens</text:p>
          </table:table-cell>
          <table:table-cell office:value-type="string" calcext:value-type="string">
            <text:p>Catherine Gittens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ncy</text:p>
          </table:table-cell>
          <table:table-cell office:value-type="string" calcext:value-type="string">
            <text:p>Evelyn Glanc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ncy</text:p>
          </table:table-cell>
          <table:table-cell office:value-type="string" calcext:value-type="string">
            <text:p>Garry Glanc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Capt. Gle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David Gle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spie</text:p>
          </table:table-cell>
          <table:table-cell office:value-type="string" calcext:value-type="string">
            <text:p>R. Glispie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Kenneth Good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Pamela Goo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inan</text:p>
          </table:table-cell>
          <table:table-cell office:value-type="string" calcext:value-type="string">
            <text:p>Graham Goodina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June Gord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Kathleen Gordo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die</text:p>
          </table:table-cell>
          <table:table-cell office:value-type="string" calcext:value-type="string">
            <text:p>Chris Goud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ldie</text:p>
          </table:table-cell>
          <table:table-cell office:value-type="string" calcext:value-type="string">
            <text:p>Christopher Gouldi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rlay</text:p>
          </table:table-cell>
          <table:table-cell office:value-type="string" calcext:value-type="string">
            <text:p>John Gourlay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Bert Graham</text:p>
          </table:table-cell>
          <table:table-cell office:value-type="string" calcext:value-type="string">
            <text:p>SoloBertGraham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Fiona Graham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Helen Graham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Helen Graham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Lt. Graham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Sandy Graham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Gibby Graham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ry Grah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lec Grant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Catherine Grassi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anny G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ennis Gra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ougie Gray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George G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John Gr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John Gr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Elizabeth Gra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Kenny Gr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enga Gray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enga Gra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ouglas Gray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Anne Gra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James Gre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Edward Greig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Edward Greig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Jim Grei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Pat Greig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Angus Greig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Andrew Grey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Elma Grey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Robert Gre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Francis Gro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Pat Gro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Sandy Grosset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bb</text:p>
          </table:table-cell>
          <table:table-cell office:value-type="string" calcext:value-type="string">
            <text:p>Bob Grubb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il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lld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Marion Guild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ild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David Gun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hylis Gun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ete Gun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eter Gun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hyllis Gun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Major Guthrie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nes</text:p>
          </table:table-cell>
          <table:table-cell office:value-type="string" calcext:value-type="string">
            <text:p>Dave Haines 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Harry Halda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Jim Halda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Michael Haldan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Michael Haldane</text:p>
          </table:table-cell>
          <table:table-cell office:value-type="string" calcext:value-type="string">
            <text:p>Scout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phen Haldan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phen Haldane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ven Haldan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Dorothy Haldane?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James Hamilt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James Hamilt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Valerie Hamilt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Len Harri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Lenny Harris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aurice Harris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on</text:p>
          </table:table-cell>
          <table:table-cell office:value-type="string" calcext:value-type="string">
            <text:p>Andrew Harri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s</text:p>
          </table:table-cell>
          <table:table-cell office:value-type="string" calcext:value-type="string">
            <text:p>David Hart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J.Hay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Jimmy Hay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nes</text:p>
          </table:table-cell>
          <table:table-cell office:value-type="string" calcext:value-type="string">
            <text:p>Ken Haynes</text:p>
          </table:table-cell>
          <table:table-cell office:value-type="string" calcext:value-type="string">
            <text:p>KenEddie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 Hender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c Henderso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x Henders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x Henders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nn Henderson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Dave Hender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rs Hender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Paul Hender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Norman He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Tom Hender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<text:s/>Sam Henders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ean He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nne Henderson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ean Henderson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im Henderson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im Henderson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Alister Hendri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Douglas Hendri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Kenneth Hendr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tly</text:p>
          </table:table-cell>
          <table:table-cell office:value-type="string" calcext:value-type="string">
            <text:p>T.Hently 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m</text:p>
          </table:table-cell>
          <table:table-cell office:value-type="string" calcext:value-type="string">
            <text:p>Jessie Hepbu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David Hepbur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Derek Hepbur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James Hepbur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Tom Hepbur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Maureen Hepbur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Terry Hepburn</text:p>
          </table:table-cell>
          <table:table-cell office:value-type="string" calcext:value-type="string">
            <text:p>MillarBakerVan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on</text:p>
          </table:table-cell>
          <table:table-cell office:value-type="string" calcext:value-type="string">
            <text:p>Alec Herron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David Hill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Ann Hill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Bobbie Hil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Davis Hil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Marian Hill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Linda Hill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Robert Hill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Susan Hil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Susan Hill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John Hill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Betty Hill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nd</text:p>
          </table:table-cell>
          <table:table-cell office:value-type="string" calcext:value-type="string">
            <text:p>John Hind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Ivor Hislop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Ivor Hislop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Joan Hislop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Pat Hislop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Anne Hogg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Anne Hog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Jimmy Hogg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Shona Hogg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sworth</text:p>
          </table:table-cell>
          <table:table-cell office:value-type="string" calcext:value-type="string">
            <text:p>Jack Holdsworth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Mrs Holmes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Robext Hom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per</text:p>
          </table:table-cell>
          <table:table-cell office:value-type="string" calcext:value-type="string">
            <text:p>Alan Hooper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Alistair Horlock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David Horlock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David Horlock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Cissie Hor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Cissie Hor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e</text:p>
          </table:table-cell>
          <table:table-cell office:value-type="string" calcext:value-type="string">
            <text:p>Mr Hor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e</text:p>
          </table:table-cell>
          <table:table-cell office:value-type="string" calcext:value-type="string">
            <text:p>Robert Horn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Anne Houlison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Wilma Houli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Wilma Houlis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Anne Houlist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Rae Howard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ie</text:p>
          </table:table-cell>
          <table:table-cell office:value-type="string" calcext:value-type="string">
            <text:p>Jan How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ie</text:p>
          </table:table-cell>
          <table:table-cell office:value-type="string" calcext:value-type="string">
            <text:p>Janet Howie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Cathy Hughe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Edward Hughes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ohn Hughes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Tommy Hughe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ackie Hughe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Tommy Hughe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ackie Hughes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an Hunt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hn Hunt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hn Hunt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Margaret Hunter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ames Hush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im Hus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im Hush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eson</text:p>
          </table:table-cell>
          <table:table-cell office:value-type="string" calcext:value-type="string">
            <text:p>Graham Hutche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Peem Hutchison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Tony Hutchiso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Eric Hutchi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slop</text:p>
          </table:table-cell>
          <table:table-cell office:value-type="string" calcext:value-type="string">
            <text:p>Brigette Hyslop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slop</text:p>
          </table:table-cell>
          <table:table-cell office:value-type="string" calcext:value-type="string">
            <text:p>Ian Hyslop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Ian Bradley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rie</text:p>
          </table:table-cell>
          <table:table-cell office:value-type="string" calcext:value-type="string">
            <text:p>Gerry Imrie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Betty Inglis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Lorraine Ingli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Valerie Ingl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ine</text:p>
          </table:table-cell>
          <table:table-cell office:value-type="string" calcext:value-type="string">
            <text:p>Headmaste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att</text:p>
          </table:table-cell>
          <table:table-cell office:value-type="string" calcext:value-type="string">
            <text:p>Harry Izatt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i</text:p>
          </table:table-cell>
          <table:table-cell office:value-type="string" calcext:value-type="string">
            <text:p>Angelo Izzi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i</text:p>
          </table:table-cell>
          <table:table-cell office:value-type="string" calcext:value-type="string">
            <text:p>Peter Izzi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Iris Jack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Evelyn Jack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J. Jackson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Susan Jeffre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Alexander (Sandy) Johnson</text:p>
          </table:table-cell>
          <table:table-cell office:value-type="string" calcext:value-type="string">
            <text:p>SoloSandyJohn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Johnny John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s Johns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Willie Johnston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rs Johns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e</text:p>
          </table:table-cell>
          <table:table-cell office:value-type="string" calcext:value-type="string">
            <text:p>Janey Johnstone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e</text:p>
          </table:table-cell>
          <table:table-cell office:value-type="string" calcext:value-type="string">
            <text:p>L. Johnstone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an</text:p>
          </table:table-cell>
          <table:table-cell office:value-type="string" calcext:value-type="string">
            <text:p>Harry Julia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Jim Keillo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Jim Keillo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Moira Keillo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Andrew Kellock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Helen Kellock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Nelie Kelloc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Sandra Kelly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r</text:p>
          </table:table-cell>
          <table:table-cell office:value-type="string" calcext:value-type="string">
            <text:p>Jimmy Ker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r</text:p>
          </table:table-cell>
          <table:table-cell office:value-type="string" calcext:value-type="string">
            <text:p>Jimmy Kerr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tchin</text:p>
          </table:table-cell>
          <table:table-cell office:value-type="string" calcext:value-type="string">
            <text:p>Jack Ketchi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d</text:p>
          </table:table-cell>
          <table:table-cell office:value-type="string" calcext:value-type="string">
            <text:p>Bill Kidd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d</text:p>
          </table:table-cell>
          <table:table-cell office:value-type="string" calcext:value-type="string">
            <text:p>Laura Kid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patrick</text:p>
          </table:table-cell>
          <table:table-cell office:value-type="string" calcext:value-type="string">
            <text:p>Dave Kilpatrick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Bob King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Bob King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sland</text:p>
          </table:table-cell>
          <table:table-cell office:value-type="string" calcext:value-type="string">
            <text:p>Bruce Kingsland 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sland</text:p>
          </table:table-cell>
          <table:table-cell office:value-type="string" calcext:value-type="string">
            <text:p>Bruce Kingsland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A. Kirkcald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J. Kirkcaldy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Scout Kirkcaldy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Jock Kirkcald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hrie</text:p>
          </table:table-cell>
          <table:table-cell office:value-type="string" calcext:value-type="string">
            <text:p>Stuart Lachr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 Laing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David Laing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David Laing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Freddie Laing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Freddy Laing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Sheila Laing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Sheila Laing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Willie Laing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kowski</text:p>
          </table:table-cell>
          <table:table-cell office:value-type="string" calcext:value-type="string">
            <text:p>George Laskowski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Willie Lauri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John Laurie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Sam Laurie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Willie Laurie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Sam Laur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Kenneth Law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ie</text:p>
          </table:table-cell>
          <table:table-cell office:value-type="string" calcext:value-type="string">
            <text:p>T. Lawrie 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Edith Law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J. Lawso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ch</text:p>
          </table:table-cell>
          <table:table-cell office:value-type="string" calcext:value-type="string">
            <text:p>Alec Leac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Chris Lee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Chris Lee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ohn Le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s</text:p>
          </table:table-cell>
          <table:table-cell office:value-type="string" calcext:value-type="string">
            <text:p>Derek Lees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Angela Leitc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Jim Leitch.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Gary Leitc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ichael Lenn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ichael Lenn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eg Lennon</text:p>
          </table:table-cell>
          <table:table-cell office:value-type="string" calcext:value-type="string">
            <text:p>SoloMegLenn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x</text:p>
          </table:table-cell>
          <table:table-cell office:value-type="string" calcext:value-type="string">
            <text:p>Jinty Lennox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x</text:p>
          </table:table-cell>
          <table:table-cell office:value-type="string" calcext:value-type="string">
            <text:p>Jock Lennox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Alistair Leslie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Alistair Lesl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J. Leslie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Graeme Lesli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Linda Lesl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Andreena Lessels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Diane Lessels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Joan Lessel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Joan Lessel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ck</text:p>
          </table:table-cell>
          <table:table-cell office:value-type="string" calcext:value-type="string">
            <text:p>Georgina Levack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ck</text:p>
          </table:table-cell>
          <table:table-cell office:value-type="string" calcext:value-type="string">
            <text:p>George Levack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Di Lewi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lan Lewis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Robert Lily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Ina Lily</text:p>
          </table:table-cell>
          <table:table-cell office:value-type="string" calcext:value-type="string">
            <text:p>School1934.jpg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Adam Lily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Bob Lily 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erland</text:p>
          </table:table-cell>
          <table:table-cell office:value-type="string" calcext:value-type="string">
            <text:p>Dave Litherland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eth Livingsto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illy Livingston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eth Livingstone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er</text:p>
          </table:table-cell>
          <table:table-cell office:value-type="string" calcext:value-type="string">
            <text:p>Kenneth Loade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hie</text:p>
          </table:table-cell>
          <table:table-cell office:value-type="string" calcext:value-type="string">
            <text:p>Greta Lochie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ie</text:p>
          </table:table-cell>
          <table:table-cell office:value-type="string" calcext:value-type="string">
            <text:p>Ian Lockie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ie</text:p>
          </table:table-cell>
          <table:table-cell office:value-type="string" calcext:value-type="string">
            <text:p>Bill Lockie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illy Logan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Jean Loga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alter Loga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illie Log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illie Log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ill Logan</text:p>
          </table:table-cell>
          <table:table-cell office:value-type="string" calcext:value-type="string">
            <text:p>GroupBob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ie</text:p>
          </table:table-cell>
          <table:table-cell office:value-type="string" calcext:value-type="string">
            <text:p>David Lon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ie</text:p>
          </table:table-cell>
          <table:table-cell office:value-type="string" calcext:value-type="string">
            <text:p>Mr Lon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atoski</text:p>
          </table:table-cell>
          <table:table-cell office:value-type="string" calcext:value-type="string">
            <text:p>Danuta (Danka) Lopatoski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atowski</text:p>
          </table:table-cell>
          <table:table-cell office:value-type="string" calcext:value-type="string">
            <text:p>Zygmunt (Ziggy) Lopatowski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Gordon Loude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Gordon Loude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Marjory Loude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my Loude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Stuart Loud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Bert Loude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Margaret Loude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ock</text:p>
          </table:table-cell>
          <table:table-cell office:value-type="string" calcext:value-type="string">
            <text:p>Eve Loveloc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ames Lowde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Neil Lowde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Stuart Lowd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Stuart Lowde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Neil Lowde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im Lowde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im Lowden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ani</text:p>
          </table:table-cell>
          <table:table-cell office:value-type="string" calcext:value-type="string">
            <text:p>Joe Luciani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Bill Luk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Jimmy Luke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Lynne Luk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Christine Lumsde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Dick Lumsden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lain Lumsde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Mr Lumsden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Iain Lumsde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Christine Lumsden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Anne Lumsden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ll</text:p>
          </table:table-cell>
          <table:table-cell office:value-type="string" calcext:value-type="string">
            <text:p>Walter Lyall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ch</text:p>
          </table:table-cell>
          <table:table-cell office:value-type="string" calcext:value-type="string">
            <text:p>Alison Lync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ch</text:p>
          </table:table-cell>
          <table:table-cell office:value-type="string" calcext:value-type="string">
            <text:p>Stuart Lync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'Intosh</text:p>
          </table:table-cell>
          <table:table-cell office:value-type="string" calcext:value-type="string">
            <text:p>Capt. G. M'Intosh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Agnes Mack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arbara Mack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rian Mack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Christine Mack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Douglas Mackie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Graham Mack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Graham Mack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ck Macki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y Mack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S. Mackie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y Macki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ichard Macki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ichard Mackie 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nnie Mackie 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Douglas Mackie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hn Mackie 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Mr Mac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1963 Family Mackie</text:p>
          </table:table-cell>
          <table:table-cell office:value-type="string" calcext:value-type="string">
            <text:p>FamilyMack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nnie Mackie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Steven Mack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ck Mackie</text:p>
          </table:table-cell>
          <table:table-cell office:value-type="string" calcext:value-type="string">
            <text:p>GolfMackieSmith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den</text:p>
          </table:table-cell>
          <table:table-cell office:value-type="string" calcext:value-type="string">
            <text:p>Jayne Madden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Andrew Mai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Willie Mai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in</text:p>
          </table:table-cell>
          <table:table-cell office:value-type="string" calcext:value-type="string">
            <text:p>Rosalind Mali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</text:p>
          </table:table-cell>
          <table:table-cell office:value-type="string" calcext:value-type="string">
            <text:p>Alan Man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Joan Manuel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Sheila Manue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hant</text:p>
          </table:table-cell>
          <table:table-cell office:value-type="string" calcext:value-type="string">
            <text:p>Ian Marchant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</text:p>
          </table:table-cell>
          <table:table-cell office:value-type="string" calcext:value-type="string">
            <text:p>Elizabeth Marsha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</text:p>
          </table:table-cell>
          <table:table-cell office:value-type="string" calcext:value-type="string">
            <text:p>George Marshal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C Marshall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Elizabeth Marshall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Gary Marshall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Valerie Marshall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Jim Marshall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George Marshall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Cathie Marti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Kevin Marti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kray</text:p>
          </table:table-cell>
          <table:table-cell office:value-type="string" calcext:value-type="string">
            <text:p>Allan Maskr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ton</text:p>
          </table:table-cell>
          <table:table-cell office:value-type="string" calcext:value-type="string">
            <text:p>David Mastert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ton</text:p>
          </table:table-cell>
          <table:table-cell office:value-type="string" calcext:value-type="string">
            <text:p>Scout Masterton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wson</text:p>
          </table:table-cell>
          <table:table-cell office:value-type="string" calcext:value-type="string">
            <text:p>Bill Mathew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wson</text:p>
          </table:table-cell>
          <table:table-cell office:value-type="string" calcext:value-type="string">
            <text:p>Bill Mathew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eson</text:p>
          </table:table-cell>
          <table:table-cell office:value-type="string" calcext:value-type="string">
            <text:p>Stuart Mathieson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eson</text:p>
          </table:table-cell>
          <table:table-cell office:value-type="string" calcext:value-type="string">
            <text:p>J. Mathieso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eson</text:p>
          </table:table-cell>
          <table:table-cell office:value-type="string" calcext:value-type="string">
            <text:p>S. Mathieso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son</text:p>
          </table:table-cell>
          <table:table-cell office:value-type="string" calcext:value-type="string">
            <text:p>Lt. Matthewso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Capt. Maxwell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Mr Maxwell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rchie Maxwell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Lynda Maxwell 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Peter May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olin McAandrew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ule McAndrew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c McAndrew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ison McAndrew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ndrew McAndrew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arol McAndrew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olin McAndrew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Doits McAndrew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Eva McAndrew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H McAndrew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. McAndrew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. McAndrew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ames McAndrew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im McAndrew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Margaret McAndrew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Michael McAndrew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Peggy McAndrew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George McAndre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William McAndre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im McAndrew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Davina McCallum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James McCallum 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Mac McCallum</text:p>
          </table:table-cell>
          <table:table-cell office:value-type="string" calcext:value-type="string">
            <text:p>BuildingBasonPettycu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Ella McCallum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ndlish</text:p>
          </table:table-cell>
          <table:table-cell office:value-type="string" calcext:value-type="string">
            <text:p>Marie McCandlis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rthur</text:p>
          </table:table-cell>
          <table:table-cell office:value-type="string" calcext:value-type="string">
            <text:p>Linda McCarthu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rtney</text:p>
          </table:table-cell>
          <table:table-cell office:value-type="string" calcext:value-type="string">
            <text:p>Alec McCartney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thie</text:p>
          </table:table-cell>
          <table:table-cell office:value-type="string" calcext:value-type="string">
            <text:p>Derek McCathie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thie</text:p>
          </table:table-cell>
          <table:table-cell office:value-type="string" calcext:value-type="string">
            <text:p>Stephen McCathie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Mrs McClaren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Mrs McClar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Peter McClare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ool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ool</text:p>
          </table:table-cell>
          <table:table-cell office:value-type="string" calcext:value-type="string">
            <text:p>Jerry McCool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ool</text:p>
          </table:table-cell>
          <table:table-cell office:value-type="string" calcext:value-type="string">
            <text:p>Michael McCool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ool</text:p>
          </table:table-cell>
          <table:table-cell office:value-type="string" calcext:value-type="string">
            <text:p>Katie McCool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rae</text:p>
          </table:table-cell>
          <table:table-cell office:value-type="string" calcext:value-type="string">
            <text:p>Andrew.McCra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ulloch</text:p>
          </table:table-cell>
          <table:table-cell office:value-type="string" calcext:value-type="string">
            <text:p>Jim McCulloch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Andrew McDermott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Beth McDermot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Margaret McDermott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Margaret McDermott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Robert McDermott 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Ian McDermott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Julie McDonald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Ian McDonald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Caroline McDonald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Julie McDonald</text:p>
          </table:table-cell>
          <table:table-cell office:value-type="string" calcext:value-type="string">
            <text:p>GroupChildren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Lesley McDonald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Stuart McDonald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Lesley McDonald 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Sheila McDonal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Gregor McDonal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Ian McDonald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ugal</text:p>
          </table:table-cell>
          <table:table-cell office:value-type="string" calcext:value-type="string">
            <text:p>Mr McDougal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ugall</text:p>
          </table:table-cell>
          <table:table-cell office:value-type="string" calcext:value-type="string">
            <text:p>Jean McDougall 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uff</text:p>
          </table:table-cell>
          <table:table-cell office:value-type="string" calcext:value-type="string">
            <text:p>Major McDuff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Ewan</text:p>
          </table:table-cell>
          <table:table-cell office:value-type="string" calcext:value-type="string">
            <text:p>David McEw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Ewan</text:p>
          </table:table-cell>
          <table:table-cell office:value-type="string" calcext:value-type="string">
            <text:p>Jean McEwa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hn McFarlan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yce McFatlan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hn McFarlan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n</text:p>
          </table:table-cell>
          <table:table-cell office:value-type="string" calcext:value-type="string">
            <text:p>David McGin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n</text:p>
          </table:table-cell>
          <table:table-cell office:value-type="string" calcext:value-type="string">
            <text:p>John McGin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lynn</text:p>
          </table:table-cell>
          <table:table-cell office:value-type="string" calcext:value-type="string">
            <text:p>David McGlyn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Jean McGregor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Jean McGregor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Sunny McGregor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attie</text:p>
          </table:table-cell>
          <table:table-cell office:value-type="string" calcext:value-type="string">
            <text:p>Frances McHatt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attie</text:p>
          </table:table-cell>
          <table:table-cell office:value-type="string" calcext:value-type="string">
            <text:p>Steven McHatt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ugh</text:p>
          </table:table-cell>
          <table:table-cell office:value-type="string" calcext:value-type="string">
            <text:p>Graeme McHug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Alan McIlrav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Bruce McIlravi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ean McIlrav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ohn McIlrav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Fiona McIlrav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Mr. McIlrav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ean McIlravie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ean McIlravie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Ken Mcllroy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Kenneth McIlroy</text:p>
          </table:table-cell>
          <table:table-cell office:value-type="string" calcext:value-type="string">
            <text:p>Scout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Susan McIlroy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Andrew McIntos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Linda McIntosh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Brian McIntosh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Brian McIntosh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David McIntosh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Elizabeth McIntosh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Elizabeth McIntosh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Kay McIntosh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Linda McIntosh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S. McIntosh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William McIntos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Mr McIntosh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Mr McIntosh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Tony McIntyr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Provost G. McKay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ra McKa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ra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Willie McKa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Betty McK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Catherine McKa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avid McKay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na McKa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Janice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John McK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garet McK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garet McKa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roup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W. McKay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rs McKay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Ronnie McK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y McKay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y McK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an McKay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na Macka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Tommy McK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Anne McKay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Heather McKelv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Caroline McKelv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Linda McKelv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G. McKenzie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Gloria McKenz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Kate McKenzie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Callum McKenz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ob McKinla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Avril McKinla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ill McKinlay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ill McKinlay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Magda McKinl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non</text:p>
          </table:table-cell>
          <table:table-cell office:value-type="string" calcext:value-type="string">
            <text:p>Mrs McKinno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tosh</text:p>
          </table:table-cell>
          <table:table-cell office:value-type="string" calcext:value-type="string">
            <text:p>Lt. McKintosh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ray</text:p>
          </table:table-cell>
          <table:table-cell office:value-type="string" calcext:value-type="string">
            <text:p>Louise McKr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Ms. McLare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Dave McLare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Dave McLare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Mr &amp; Mrs McLar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Sir Charles McLean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eod</text:p>
          </table:table-cell>
          <table:table-cell office:value-type="string" calcext:value-type="string">
            <text:p>Niall McLeod 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iravie</text:p>
          </table:table-cell>
          <table:table-cell office:value-type="string" calcext:value-type="string">
            <text:p>Sandy Mcliravi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Alan Mcllravi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Dave Mcllravi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Mr. Mcllrav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oy</text:p>
          </table:table-cell>
          <table:table-cell office:value-type="string" calcext:value-type="string">
            <text:p>Kenneth Mcllroy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ntosh</text:p>
          </table:table-cell>
          <table:table-cell office:value-type="string" calcext:value-type="string">
            <text:p>Jeckie Mclntosh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ravie</text:p>
          </table:table-cell>
          <table:table-cell office:value-type="string" calcext:value-type="string">
            <text:p>Dave Mclravie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chan</text:p>
          </table:table-cell>
          <table:table-cell office:value-type="string" calcext:value-type="string">
            <text:p>Willie McMeecha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Pat McMeekin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J. McMeekin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Jim McMeeki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Ian McMeekin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Peggy McMilla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Tom McMillan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Tom McMilla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J. McMilla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Naughton</text:p>
          </table:table-cell>
          <table:table-cell office:value-type="string" calcext:value-type="string">
            <text:p>Dave McNaught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Naughton</text:p>
          </table:table-cell>
          <table:table-cell office:value-type="string" calcext:value-type="string">
            <text:p>Jim McNaught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Nicol</text:p>
          </table:table-cell>
          <table:table-cell office:value-type="string" calcext:value-type="string">
            <text:p>Rober McNicol</text:p>
          </table:table-cell>
          <table:table-cell office:value-type="string" calcext:value-type="string">
            <text:p>School199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illan</text:p>
          </table:table-cell>
          <table:table-cell office:value-type="string" calcext:value-type="string">
            <text:p>Jimmy McQuillan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illan</text:p>
          </table:table-cell>
          <table:table-cell office:value-type="string" calcext:value-type="string">
            <text:p>Sadie McQuillan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Taggart</text:p>
          </table:table-cell>
          <table:table-cell office:value-type="string" calcext:value-type="string">
            <text:p>John McTaggar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Aileen Meldrum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Anne Meldrum 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Leslie Meldru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ille</text:p>
          </table:table-cell>
          <table:table-cell office:value-type="string" calcext:value-type="string">
            <text:p>Debra Melville</text:p>
          </table:table-cell>
          <table:table-cell office:value-type="string" calcext:value-type="string">
            <text:p>School199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ille</text:p>
          </table:table-cell>
          <table:table-cell office:value-type="string" calcext:value-type="string">
            <text:p>S Melvill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ille</text:p>
          </table:table-cell>
          <table:table-cell office:value-type="string" calcext:value-type="string">
            <text:p>Deborah </text:p>
          </table:table-cell>
          <table:table-cell office:value-type="string" calcext:value-type="string">
            <text:p>School199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zies</text:p>
          </table:table-cell>
          <table:table-cell office:value-type="string" calcext:value-type="string">
            <text:p>Scott Menzies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Ronnie Mill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Ronnie Mill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im &amp; Dave Millar</text:p>
          </table:table-cell>
          <table:table-cell office:value-type="string" calcext:value-type="string">
            <text:p>FamilyMillarsBro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Ann Milla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Dave Milla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David Milla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Isobel Milla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Isobel Milla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QueensAward196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ie Millar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immy Milla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William Milla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s</text:p>
          </table:table-cell>
          <table:table-cell office:value-type="string" calcext:value-type="string">
            <text:p>Susan Mill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s</text:p>
          </table:table-cell>
          <table:table-cell office:value-type="string" calcext:value-type="string">
            <text:p>Janet Mill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Jenny Miln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y Milne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garet Mil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Robert Milne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y Milne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Jim Milne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Aileen Mirrey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Bob Mirrey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Colin Mirrey</text:p>
          </table:table-cell>
          <table:table-cell office:value-type="string" calcext:value-type="string">
            <text:p>GroupChildren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Angus Mitchell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Angus Mitchel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Dave Mitchell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Evelyn Mitchell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Jean Mitchell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Joan Mitchell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T. Mitchell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Thomas Mitch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fat</text:p>
          </table:table-cell>
          <table:table-cell office:value-type="string" calcext:value-type="string">
            <text:p>D. Moffat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fat</text:p>
          </table:table-cell>
          <table:table-cell office:value-type="string" calcext:value-type="string">
            <text:p>Jimmy Moffat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aghan</text:p>
          </table:table-cell>
          <table:table-cell office:value-type="string" calcext:value-type="string">
            <text:p>Mrs Monagha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ro</text:p>
          </table:table-cell>
          <table:table-cell office:value-type="string" calcext:value-type="string">
            <text:p>Hilda Monro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Alison Montgomer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Alison Montgomery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 Montgomer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 Montgomery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ny Montgomery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</text:p>
          </table:table-cell>
          <table:table-cell office:value-type="string" calcext:value-type="string">
            <text:p>Grace More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Barhara Morga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dam Morri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ave Morri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ndy Morri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onald Morris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onald Morris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. Morris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FamilyFrancesMargaretMorris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FamilyFrancesMargaretMorris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r Morris</text:p>
          </table:table-cell>
          <table:table-cell office:value-type="string" calcext:value-type="string">
            <text:p>GroupMorrisPriz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rs Morris</text:p>
          </table:table-cell>
          <table:table-cell office:value-type="string" calcext:value-type="string">
            <text:p>GroupMorrisPriz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Jacqueline Morri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Rae Morrison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Rae Morri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John Thomas Morrison</text:p>
          </table:table-cell>
          <table:table-cell office:value-type="string" calcext:value-type="string">
            <text:p>FamilyMorri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1915 Family Morrison</text:p>
          </table:table-cell>
          <table:table-cell office:value-type="string" calcext:value-type="string">
            <text:p>FamilyMorri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Graham Morto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Stuart Mor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Dave Morton 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Nan Mort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Mark Mort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Barry Morton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Norma Moye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Norma Moy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Mrs Moy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ie</text:p>
          </table:table-cell>
          <table:table-cell office:value-type="string" calcext:value-type="string">
            <text:p>Joey Mud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Ella Mui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Jim Muir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ie Mui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y Muir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Davina Mulle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Helen Mulle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Helen Mull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Nancy Mulle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A.Mullen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roe</text:p>
          </table:table-cell>
          <table:table-cell office:value-type="string" calcext:value-type="string">
            <text:p>Hida Munro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roe</text:p>
          </table:table-cell>
          <table:table-cell office:value-type="string" calcext:value-type="string">
            <text:p>Hilda Munro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och</text:p>
          </table:table-cell>
          <table:table-cell office:value-type="string" calcext:value-type="string">
            <text:p>Scott Murdoch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och</text:p>
          </table:table-cell>
          <table:table-cell office:value-type="string" calcext:value-type="string">
            <text:p>Scott Murdoch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Audrey Murphy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. Murph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ames Murphy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my Murphy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my Murph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. Murph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arry Murph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awrence Murph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Ruth Murph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Ruth Murph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Betty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. Murray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ck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ck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mes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Margo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ean Murray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. Murray</text:p>
          </table:table-cell>
          <table:table-cell office:value-type="string" calcext:value-type="string">
            <text:p>GroupAlex3S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ck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Ian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G. Murray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s</text:p>
          </table:table-cell>
          <table:table-cell office:value-type="string" calcext:value-type="string">
            <text:p>Douglas Myle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s</text:p>
          </table:table-cell>
          <table:table-cell office:value-type="string" calcext:value-type="string">
            <text:p>Joyce Myle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ra</text:p>
          </table:table-cell>
          <table:table-cell office:value-type="string" calcext:value-type="string">
            <text:p>Jack Myra</text:p>
          </table:table-cell>
          <table:table-cell office:value-type="string" calcext:value-type="string">
            <text:p>FamilyWilshir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James Nel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William Nelson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ta</text:p>
          </table:table-cell>
          <table:table-cell office:value-type="string" calcext:value-type="string">
            <text:p>Netta Cati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A. Lillie D. Nicol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D. Nicol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W. Nicol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J. Nicol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T. Nicol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W. Nicol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e Nisbet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id Nisbet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ie Nisbet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Helen Nisbet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Helen Nisbet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Mrs. Nisbet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ven</text:p>
          </table:table-cell>
          <table:table-cell office:value-type="string" calcext:value-type="string">
            <text:p>Frances Nive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ven</text:p>
          </table:table-cell>
          <table:table-cell office:value-type="string" calcext:value-type="string">
            <text:p>Elizabeth Niven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ent</text:p>
          </table:table-cell>
          <table:table-cell office:value-type="string" calcext:value-type="string">
            <text:p>Reverend Percy Nugent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ilvie</text:p>
          </table:table-cell>
          <table:table-cell office:value-type="string" calcext:value-type="string">
            <text:p>Ann Ogilv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Christine Or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Christine Orr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Ian Or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wald</text:p>
          </table:table-cell>
          <table:table-cell office:value-type="string" calcext:value-type="string">
            <text:p>Major Oswald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ler</text:p>
          </table:table-cell>
          <table:table-cell office:value-type="string" calcext:value-type="string">
            <text:p>William Owle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Bob Pag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J] Pag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Jim Pag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ggie Pag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rgaret Pag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rtin Page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ab Pag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obert Pag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Sylvia Pag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Sylvia Pag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Willie Page, <text:s/>G.S.M. Page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Enid Page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Bob Page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obert Page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ge</text:p>
          </table:table-cell>
          <table:table-cell office:value-type="string" calcext:value-type="string">
            <text:p>Lena Paig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va, Betsy</text:p>
          </table:table-cell>
          <table:table-cell office:value-type="string" calcext:value-type="string">
            <text:p>FamilyPalmer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c Palm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x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, Jani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Gran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Grandad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c Palm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Betsy &amp; Albert Palmer</text:p>
          </table:table-cell>
          <table:table-cell office:value-type="string" calcext:value-type="string">
            <text:p>FamilyPalmer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x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on</text:p>
          </table:table-cell>
          <table:table-cell office:value-type="string" calcext:value-type="string">
            <text:p>Colin Pan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on</text:p>
          </table:table-cell>
          <table:table-cell office:value-type="string" calcext:value-type="string">
            <text:p>Margaret Pan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Billy Pater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W. Paterso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Archie Pater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on</text:p>
          </table:table-cell>
          <table:table-cell office:value-type="string" calcext:value-type="string">
            <text:p>Ben Pa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on</text:p>
          </table:table-cell>
          <table:table-cell office:value-type="string" calcext:value-type="string">
            <text:p>Jim Pa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son</text:p>
          </table:table-cell>
          <table:table-cell office:value-type="string" calcext:value-type="string">
            <text:p>Mairi Patter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ie</text:p>
          </table:table-cell>
          <table:table-cell office:value-type="string" calcext:value-type="string">
            <text:p>Leslie Patt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ie</text:p>
          </table:table-cell>
          <table:table-cell office:value-type="string" calcext:value-type="string">
            <text:p>Eric Patt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Miss 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Andrew Paylor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Elizabeth Paylo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Harold Payl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Harold Paylo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Ina Paylor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Ina Paylor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Betty Pear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ffers</text:p>
          </table:table-cell>
          <table:table-cell office:value-type="string" calcext:value-type="string">
            <text:p>Freddie Peffers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nne Penma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Beatie Penma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lec Penma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nne Penm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Mrs Penma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Jeanette Penma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lex Penma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Scott Penman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Beattie Penma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pers</text:p>
          </table:table-cell>
          <table:table-cell office:value-type="string" calcext:value-type="string">
            <text:p>David Pepper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son</text:p>
          </table:table-cell>
          <table:table-cell office:value-type="string" calcext:value-type="string">
            <text:p>Miss Peterso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James Pettigrew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James Pettigrew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ycur</text:p>
          </table:table-cell>
          <table:table-cell office:value-type="string" calcext:value-type="string">
            <text:p>Tollhouse Pettycaur</text:p>
          </table:table-cell>
          <table:table-cell office:value-type="string" calcext:value-type="string">
            <text:p>BuildingTollHousePettycu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ygrew</text:p>
          </table:table-cell>
          <table:table-cell office:value-type="string" calcext:value-type="string">
            <text:p>Jimmy Pettygrew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Catherine Philip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Margaret Philip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Bryce Philip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Heather Philips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Bryce Philip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Joyce Philip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llis</text:p>
          </table:table-cell>
          <table:table-cell office:value-type="string" calcext:value-type="string">
            <text:p>Jean Phylli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ie</text:p>
          </table:table-cell>
          <table:table-cell office:value-type="string" calcext:value-type="string">
            <text:p>George Pir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ie</text:p>
          </table:table-cell>
          <table:table-cell office:value-type="string" calcext:value-type="string">
            <text:p>Steve Pirie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rie</text:p>
          </table:table-cell>
          <table:table-cell office:value-type="string" calcext:value-type="string">
            <text:p>Walter Pirr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h</text:p>
          </table:table-cell>
          <table:table-cell office:value-type="string" calcext:value-type="string">
            <text:p>Frances Poh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Rennie Pouk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Councillor W. Poul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John Poult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John Poul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Emest Power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Chic Powr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Jimmy Powr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William Powri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Jean Powrie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t</text:p>
          </table:table-cell>
          <table:table-cell office:value-type="string" calcext:value-type="string">
            <text:p>Barbara Pratt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e</text:p>
          </table:table-cell>
          <table:table-cell office:value-type="string" calcext:value-type="string">
            <text:p>Elizabeth Ra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Elaine Ramsa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Cameron Ramsay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an Rams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ohanna Ramsay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ohanna Ramsay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Wilma Ramsa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Wilma Rams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Ian Rams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Cameron Ramsay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ey</text:p>
          </table:table-cell>
          <table:table-cell office:value-type="string" calcext:value-type="string">
            <text:p>Diane Ramse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Lt. Read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David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an Reek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im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Netta Reekie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Netta Reekie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im Ree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Bobby Reid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John Reid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John Reid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Ian Reid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Teacher Reid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nie</text:p>
          </table:table-cell>
          <table:table-cell office:value-type="string" calcext:value-type="string">
            <text:p>John Renni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ton</text:p>
          </table:table-cell>
          <table:table-cell office:value-type="string" calcext:value-type="string">
            <text:p>Catherine Rent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ton</text:p>
          </table:table-cell>
          <table:table-cell office:value-type="string" calcext:value-type="string">
            <text:p>Bill Rent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Alan Richardson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Cliff Richardson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ian Richard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1944 Family Richardson</text:p>
          </table:table-cell>
          <table:table-cell office:value-type="string" calcext:value-type="string">
            <text:p>FamilyRichardson194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1952 Family Richardson</text:p>
          </table:table-cell>
          <table:table-cell office:value-type="string" calcext:value-type="string">
            <text:p>FamilyRichardson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HolidayJersey1955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Julia Richards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Bob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Rena Rickets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Rena Rickets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 Ricket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my Rickets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my Rickets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Anne Ritch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Anne Ritch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Billy Ritch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Jean Ritchi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Margaret Ritch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Mark Ritchi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Danny Ritchie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ec Robb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ec Robb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ison Robb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ndrew Robb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David Robb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Sheila Robb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Lindsay Robb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Stan Robb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Nan Robb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Bob Robert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Elisabeth Robert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Errol Roberts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anice Robert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anice Robert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une Roberts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une Roberts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Lizzie Robert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usan Robert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usan Robert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Bertha Robertson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Bertha Robertson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Harry Robertso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Maitland Robert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Eddie Robertson</text:p>
          </table:table-cell>
          <table:table-cell office:value-type="string" calcext:value-type="string">
            <text:p>KenEddie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o</text:p>
          </table:table-cell>
          <table:table-cell office:value-type="string" calcext:value-type="string">
            <text:p>Karen Rollo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o</text:p>
          </table:table-cell>
          <table:table-cell office:value-type="string" calcext:value-type="string">
            <text:p>Steven Rollo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Jim Ross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gvie</text:p>
          </table:table-cell>
          <table:table-cell office:value-type="string" calcext:value-type="string">
            <text:p>Liz Rougvie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Reverend Roy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Reverend William Roy</text:p>
          </table:table-cell>
          <table:table-cell office:value-type="string" calcext:value-type="string">
            <text:p>SoloRevWilliamRo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fle</text:p>
          </table:table-cell>
          <table:table-cell office:value-type="string" calcext:value-type="string">
            <text:p>Judith Ruffl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fle</text:p>
          </table:table-cell>
          <table:table-cell office:value-type="string" calcext:value-type="string">
            <text:p>Pauline Ruffl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vie</text:p>
          </table:table-cell>
          <table:table-cell office:value-type="string" calcext:value-type="string">
            <text:p>S Rugvi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</text:p>
          </table:table-cell>
          <table:table-cell office:value-type="string" calcext:value-type="string">
            <text:p>Alistair Russe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Alistair Russell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Billy Russell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Di Russ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Jackie Russ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James Russ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May Russell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lana Rutherfor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lana Rutherford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nita Rutherford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George Rutherford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Les Rutherford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Isobel Rutherford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Martin Rutherford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Les Rutherford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George Ruthherford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Ruth Rutherford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G. Rutherford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vona</text:p>
          </table:table-cell>
          <table:table-cell office:value-type="string" calcext:value-type="string">
            <text:p>Collett Salvona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vona</text:p>
          </table:table-cell>
          <table:table-cell office:value-type="string" calcext:value-type="string">
            <text:p>Collette Salvona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Stephen Saunder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Derek Saunder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k</text:p>
          </table:table-cell>
          <table:table-cell office:value-type="string" calcext:value-type="string">
            <text:p>John Schank </text:p>
          </table:table-cell>
          <table:table-cell office:value-type="string" calcext:value-type="string">
            <text:p>LtSchank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k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>SoloSchankAdmi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rdecchia</text:p>
          </table:table-cell>
          <table:table-cell office:value-type="string" calcext:value-type="string">
            <text:p>Carol Scordecchia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Lynn Scot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Eva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Kim Scot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David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Sandy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Kim Scott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Ian Scott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Ian Scott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h</text:p>
          </table:table-cell>
          <table:table-cell office:value-type="string" calcext:value-type="string">
            <text:p>Alison Seat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h</text:p>
          </table:table-cell>
          <table:table-cell office:value-type="string" calcext:value-type="string">
            <text:p>Alan Seath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Bisset Senio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Wendy Seni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Dave Shanle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amie Shanle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(Jnr.)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(Snr.)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James Sharp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Bill Sharple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Bill Sharples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Ingrid Sharple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Olga Sharples, Colene Sharples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Ingrid Sharples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w</text:p>
          </table:table-cell>
          <table:table-cell office:value-type="string" calcext:value-type="string">
            <text:p>Reverend Shaw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w</text:p>
          </table:table-cell>
          <table:table-cell office:value-type="string" calcext:value-type="string">
            <text:p>Tibby Sha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ddon</text:p>
          </table:table-cell>
          <table:table-cell office:value-type="string" calcext:value-type="string">
            <text:p>Mrs Shedd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nton</text:p>
          </table:table-cell>
          <table:table-cell office:value-type="string" calcext:value-type="string">
            <text:p>Leslie Shen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Caroline Shepherd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Steven Shepher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at Shepher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Tommy Shepherd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David Shepher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Derek Shepher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auline Shepher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Steven Shepherd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eter Shepherd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bden Shipyard</text:p>
          </table:table-cell>
          <table:table-cell office:value-type="string" calcext:value-type="string">
            <text:p>AbdenShipyard18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bden Shipyard</text:p>
          </table:table-cell>
          <table:table-cell office:value-type="string" calcext:value-type="string">
            <text:p>AbdenShipyardLaunch190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tamping Shop</text:p>
          </table:table-cell>
          <table:table-cell office:value-type="string" calcext:value-type="string">
            <text:p>CleekworksBuff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Eva Simp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Christine Simp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Helen Simp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oyce Simp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Karen Simp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ichael Simp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ichael Simp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r Simp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immy Simpson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Tommy Simp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im Simp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erek Sinclai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iane Sinclai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Lynn Sinclai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Lynn Sinclai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erek Sinclair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nner</text:p>
          </table:table-cell>
          <table:table-cell office:value-type="string" calcext:value-type="string">
            <text:p>Paul Skinner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rupski</text:p>
          </table:table-cell>
          <table:table-cell office:value-type="string" calcext:value-type="string">
            <text:p>Paul Skorupski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rupski</text:p>
          </table:table-cell>
          <table:table-cell office:value-type="string" calcext:value-type="string">
            <text:p>Paul Skorupski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Joe Small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Sharon Small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Stan Smart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Annan Smart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Annan Smart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Stan Smart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John Smar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lan Smith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lec Smit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manda Smith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Barbara Smith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Barbara Smith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Carol Smith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Catherine Smith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Dorothy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mes Smith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 Smith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eorge Smit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eorge Smith 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mish Smith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rry Smith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ris Smith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rry Smith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ice Smith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ice Smith</text:p>
          </table:table-cell>
          <table:table-cell office:value-type="string" calcext:value-type="string">
            <text:p>GroupJaniceRache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ssie Smith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ule Smit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 Smith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ichael Smith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Nicholas Smith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Nicky Smith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Provost Smith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. Smith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obbie Smith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oy Smith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heila Smit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heila Smith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ydney Smith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Vina Smith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rry Smith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rs Smith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im Smith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abbie Smith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elvin Smith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1910 Family Smith </text:p>
          </table:table-cell>
          <table:table-cell office:value-type="string" calcext:value-type="string">
            <text:p>FamilySmith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illian Smith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HolidayJersey1955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immy Smith</text:p>
          </table:table-cell>
          <table:table-cell office:value-type="string" calcext:value-type="string">
            <text:p>smithjimm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ssie Smit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ris Smith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iss Smith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Kenny Smith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an Smith</text:p>
          </table:table-cell>
          <table:table-cell office:value-type="string" calcext:value-type="string">
            <text:p>GolfMackieSmith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mish Smith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mish Smith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. Smith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decchia</text:p>
          </table:table-cell>
          <table:table-cell office:value-type="string" calcext:value-type="string">
            <text:p>Carol Sordecchia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Alan Spee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irs</text:p>
          </table:table-cell>
          <table:table-cell office:value-type="string" calcext:value-type="string">
            <text:p>Margaret Speir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A. Spenc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bby Spenc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lbert Spenc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lbert Spence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dman</text:p>
          </table:table-cell>
          <table:table-cell office:value-type="string" calcext:value-type="string">
            <text:p>Eleanor Steedman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John Steven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Joan Stevens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Ruby Steven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Alva Stewar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Alva Stewar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etty Stewart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Christopher Stewart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Diane Stewar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Gordon Stewart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James Stewart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Olive Stewart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Olive Stewar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Ross Stewar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Sylvia Stewart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Bill Stockdale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Bob Stockdale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Isobel Stockdal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Moira Stone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Pat Ston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we</text:p>
          </table:table-cell>
          <table:table-cell office:value-type="string" calcext:value-type="string">
            <text:p>Effie Stow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chan</text:p>
          </table:table-cell>
          <table:table-cell office:value-type="string" calcext:value-type="string">
            <text:p>Janet Stracha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Karen Stree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Harry Street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Alan Strong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Barry Strong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art</text:p>
          </table:table-cell>
          <table:table-cell office:value-type="string" calcext:value-type="string">
            <text:p>Ross Stuar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Joanne Studle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Margaret Studle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Sandy Studle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John Sutherland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Mrs Sutherland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Myra Sutherland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tie</text:p>
          </table:table-cell>
          <table:table-cell office:value-type="string" calcext:value-type="string">
            <text:p>Andrew Sutt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n</text:p>
          </table:table-cell>
          <table:table-cell office:value-type="string" calcext:value-type="string">
            <text:p>Avril Swa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nson</text:p>
          </table:table-cell>
          <table:table-cell office:value-type="string" calcext:value-type="string">
            <text:p>Daniel Swan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Louise Szpera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.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lan Tait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lec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James Tai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Ronnie Tait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Sandy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Tommy Tait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Tommy Tait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W.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John Taylor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rs Taylor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Robert Tayl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aud Taylor</text:p>
          </table:table-cell>
          <table:table-cell office:value-type="string" calcext:value-type="string">
            <text:p>GroupBurntShipDan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aude Taylo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pson</text:p>
          </table:table-cell>
          <table:table-cell office:value-type="string" calcext:value-type="string">
            <text:p>Helen Thomp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pson</text:p>
          </table:table-cell>
          <table:table-cell office:value-type="string" calcext:value-type="string">
            <text:p>Veeda Thomp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en</text:p>
          </table:table-cell>
          <table:table-cell office:value-type="string" calcext:value-type="string">
            <text:p>Jimmy Thomse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A Thom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Bill Thomson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Helen Thom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James Thom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r Thom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ay Thomson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Sandy Thom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James Thom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r Thom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W. Thomson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D.Thom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Alan Thornto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Alan Thornt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Peter Thornt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Mrs Thornto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Mary Todd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Mary Todd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an</text:p>
          </table:table-cell>
          <table:table-cell office:value-type="string" calcext:value-type="string">
            <text:p>Kevin Toola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ndrew Trib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ndrew Trib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George Tulloch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Linda Tulloch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Gordon Tulloch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al</text:p>
          </table:table-cell>
          <table:table-cell office:value-type="string" calcext:value-type="string">
            <text:p>Fraser Vea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Bobby Walker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hn Walke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hn Walke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nny Walk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Family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Isabel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Fiona Wallac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Isabel Wallac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John Wallac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Mima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Rita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Rita Wallac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1949 Family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James Wallace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Alice Ward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 Ward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 Ward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Elaine War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Iris Ward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Jessie Ward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es War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Mrs Ward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Elaine Ward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man</text:p>
          </table:table-cell>
          <table:table-cell office:value-type="string" calcext:value-type="string">
            <text:p>Christine Watchma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man</text:p>
          </table:table-cell>
          <table:table-cell office:value-type="string" calcext:value-type="string">
            <text:p>Sandra Watchma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Winnie Wat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rmouth</text:p>
          </table:table-cell>
          <table:table-cell office:value-type="string" calcext:value-type="string">
            <text:p>Claire Wearmouth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ter</text:p>
          </table:table-cell>
          <table:table-cell office:value-type="string" calcext:value-type="string">
            <text:p>Jack Webst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ter</text:p>
          </table:table-cell>
          <table:table-cell office:value-type="string" calcext:value-type="string">
            <text:p>Lenny Webster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dair Weir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dair Wei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sdair Wei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tair Weir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tair Wei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Isobel Weir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Ian Weir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Donald Well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Heather Well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Tom Wells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Tom Wells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atley</text:p>
          </table:table-cell>
          <table:table-cell office:value-type="string" calcext:value-type="string">
            <text:p>Carole Wheatel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atley</text:p>
          </table:table-cell>
          <table:table-cell office:value-type="string" calcext:value-type="string">
            <text:p>Derek Wheatle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Brian Whit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Derek Whit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Dod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Gavin Whit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Harry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J. White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John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Gavin Whit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cross</text:p>
          </table:table-cell>
          <table:table-cell office:value-type="string" calcext:value-type="string">
            <text:p>Joan Whitecros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te</text:p>
          </table:table-cell>
          <table:table-cell office:value-type="string" calcext:value-type="string">
            <text:p>Ronnie Whyt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son</text:p>
          </table:table-cell>
          <table:table-cell office:value-type="string" calcext:value-type="string">
            <text:p>Gordon William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Dennis Wilshire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1963 Family Wilshire</text:p>
          </table:table-cell>
          <table:table-cell office:value-type="string" calcext:value-type="string">
            <text:p>FamilyWilshir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John Wilshir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Mark Wilshir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Mark Wilshir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Drew Wil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May Wils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Sandy Wilso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Sandy Wil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Jockie Wilson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Vera Wilson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Wilie Wli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? Wil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arole Wood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Ethna Wood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Fiona Woo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Lt. A. Wood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argaret Woo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argaret Wood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r Wood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Brian Woo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Harry Wright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acqueline Wrigh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ean. Wright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Fred Wright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lie</text:p>
          </table:table-cell>
          <table:table-cell office:value-type="string" calcext:value-type="string">
            <text:p>John Wyli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</text:p>
          </table:table-cell>
          <table:table-cell office:value-type="string" calcext:value-type="string">
            <text:p>Willie Young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</text:p>
          </table:table-cell>
          <table:table-cell office:value-type="string" calcext:value-type="string">
            <text:p>Gill Young</text:p>
          </table:table-cell>
          <table:table-cell office:value-type="string" calcext:value-type="string">
            <text:p>School199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Yanina Zieleniec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lexandra Zieleniec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Marek Zieleniec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ndrew Zieleniec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nna Zieleniec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Marek Zieleniec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 table:number-rows-repeated="104671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photo_names_sorted.A2:photo_names_sorted.C18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30">00/00/0000</text:date>, <text:time style:data-style-name="N2" text:time-value="12:43:54.8088054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30T12:47:15.774953062</dc:date>
    <meta:editing-duration>PT23H59M16S</meta:editing-duration>
    <meta:editing-cycles>152</meta:editing-cycles>
    <meta:generator>LibreOffice/24.2.7.2$Linux_X86_64 LibreOffice_project/420$Build-2</meta:generator>
    <meta:document-statistic meta:table-count="1" meta:cell-count="5583" meta:object-count="0"/>
  </office:meta>
</office:document-meta>
</file>